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 table:number-columns-spanned="5" table:number-rows-spanned="1">
            <text:p>измерение без поглотителей(все измерения по 2 минуты)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измерения с поглотителем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со свинцовой пробкой</text:p>
          </table:table-cell>
          <table:covered-table-cell/>
          <table:table-cell office:value-type="string" calcext:value-type="string" table:number-columns-spanned="2" table:number-rows-spanned="1">
            <text:p>без свинцовой пробки</text:p>
          </table:table-cell>
          <table:covered-table-cell/>
          <table:table-cell/>
          <table:table-cell office:value-type="string" calcext:value-type="string" table:number-columns-spanned="2" table:number-rows-spanned="1">
            <text:p>без поглотителя(3 мин)</text:p>
          </table:table-cell>
          <table:covered-table-cell/>
          <table:table-cell office:value-type="string" calcext:value-type="string">
            <text:p>с поглотителем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лизко(5,5 см)</text:p>
          </table:table-cell>
          <table:table-cell office:value-type="float" office:value="4354" calcext:value-type="float">
            <text:p>4354</text:p>
          </table:table-cell>
          <table:table-cell table:number-columns-repeated="3"/>
          <table:table-cell office:value-type="float" office:value="934588" calcext:value-type="float">
            <text:p>934588</text:p>
          </table:table-cell>
          <table:table-cell/>
          <table:table-cell office:value-type="string" calcext:value-type="string" table:number-columns-spanned="2" table:number-rows-spanned="1">
            <text:p>алюминий</text:p>
          </table:table-cell>
          <table:covered-table-cell/>
          <table:table-cell office:value-type="string" calcext:value-type="string">
            <text:p>железо</text:p>
          </table:table-cell>
          <table:table-cell/>
          <table:table-cell office:value-type="string" calcext:value-type="string">
            <text:p>свинец</text:p>
          </table:table-cell>
          <table:table-cell/>
          <table:table-cell office:value-type="string" calcext:value-type="string" table:number-columns-spanned="2" table:number-rows-spanned="1">
            <text:p>дозиметр</text:p>
          </table:table-cell>
          <table:covered-table-cell/>
        </table:table-row>
        <table:table-row table:style-name="ro1">
          <table:table-cell office:value-type="string" calcext:value-type="string">
            <text:p>по середине(26,5 см)</text:p>
          </table:table-cell>
          <table:table-cell office:value-type="float" office:value="3037" calcext:value-type="float">
            <text:p>3037</text:p>
          </table:table-cell>
          <table:table-cell table:number-columns-repeated="5"/>
          <table:table-cell office:value-type="string" calcext:value-type="string">
            <text:p>2 см, 1 мин</text:p>
          </table:table-cell>
          <table:table-cell office:value-type="float" office:value="237741" calcext:value-type="float">
            <text:p>237741</text:p>
          </table:table-cell>
          <table:table-cell office:value-type="string" calcext:value-type="string">
            <text:p>1,1 см, <text:s/>1 мин</text:p>
          </table:table-cell>
          <table:table-cell office:value-type="float" office:value="201295" calcext:value-type="float">
            <text:p>201295</text:p>
          </table:table-cell>
          <table:table-cell office:value-type="string" calcext:value-type="string">
            <text:p>0,52 см, 1 мин</text:p>
          </table:table-cell>
          <table:table-cell office:value-type="float" office:value="195965" calcext:value-type="float">
            <text:p>195965</text:p>
          </table:table-cell>
          <table:table-cell office:value-type="string" calcext:value-type="string">
            <text:p>вне лабы</text:p>
          </table:table-cell>
          <table:table-cell office:value-type="string" calcext:value-type="string">
            <text:p>0,19 мкЗв/ч</text:p>
          </table:table-cell>
        </table:table-row>
        <table:table-row table:style-name="ro1">
          <table:table-cell office:value-type="string" calcext:value-type="string">
            <text:p>Далеко(48 см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далеко</text:p>
          </table:table-cell>
          <table:table-cell office:value-type="float" office:value="934588" calcext:value-type="float">
            <text:p>934588</text:p>
          </table:table-cell>
          <table:table-cell table:number-columns-repeated="3"/>
          <table:table-cell office:value-type="string" calcext:value-type="string">
            <text:p>4 см, 20 сек</text:p>
          </table:table-cell>
          <table:table-cell office:value-type="float" office:value="51799" calcext:value-type="float">
            <text:p>51799</text:p>
          </table:table-cell>
          <table:table-cell office:value-type="string" calcext:value-type="string">
            <text:p>2,102 см, 1 мин</text:p>
          </table:table-cell>
          <table:table-cell office:value-type="float" office:value="112120" calcext:value-type="float">
            <text:p>112120</text:p>
          </table:table-cell>
          <table:table-cell office:value-type="string" calcext:value-type="string">
            <text:p>1,02см, 1 мин</text:p>
          </table:table-cell>
          <table:table-cell office:value-type="float" office:value="111016" calcext:value-type="float">
            <text:p>111016</text:p>
          </table:table-cell>
          <table:table-cell office:value-type="string" calcext:value-type="string">
            <text:p>в лабе 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Далеко(10 мин)</text:p>
          </table:table-cell>
          <table:table-cell office:value-type="float" office:value="13878" calcext:value-type="float">
            <text:p>13878</text:p>
          </table:table-cell>
          <table:table-cell office:value-type="string" calcext:value-type="string">
            <text:p>Далеко(25 сек)</text:p>
          </table:table-cell>
          <table:table-cell office:value-type="float" office:value="150304" calcext:value-type="float">
            <text:p>150304</text:p>
          </table:table-cell>
          <table:table-cell table:number-columns-repeated="3"/>
          <table:table-cell office:value-type="string" calcext:value-type="string">
            <text:p>6 см, 20 сек</text:p>
          </table:table-cell>
          <table:table-cell office:value-type="float" office:value="33709" calcext:value-type="float">
            <text:p>33709</text:p>
          </table:table-cell>
          <table:table-cell office:value-type="string" calcext:value-type="string">
            <text:p>3,106, 1 мин</text:p>
          </table:table-cell>
          <table:table-cell office:value-type="float" office:value="64277" calcext:value-type="float">
            <text:p>64277</text:p>
          </table:table-cell>
          <table:table-cell office:value-type="string" calcext:value-type="string">
            <text:p>1,53см, 1 мин</text:p>
          </table:table-cell>
          <table:table-cell office:value-type="float" office:value="61521" calcext:value-type="float">
            <text:p>61521</text:p>
          </table:table-cell>
          <table:table-cell office:value-type="string" calcext:value-type="string">
            <text:p>у установки(за тремя свинцовыми дисками)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 см, 20 сек</text:p>
          </table:table-cell>
          <table:table-cell office:value-type="float" office:value="22420" calcext:value-type="float">
            <text:p>22420</text:p>
          </table:table-cell>
          <table:table-cell office:value-type="string" calcext:value-type="string">
            <text:p>4,136, 2 мин</text:p>
          </table:table-cell>
          <table:table-cell office:value-type="float" office:value="74283" calcext:value-type="float">
            <text:p>74283</text:p>
          </table:table-cell>
          <table:table-cell office:value-type="string" calcext:value-type="string">
            <text:p>1,99, 4 мин</text:p>
          </table:table-cell>
          <table:table-cell office:value-type="float" office:value="157755" calcext:value-type="float">
            <text:p>1577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0 см, 1 мин</text:p>
          </table:table-cell>
          <table:table-cell office:value-type="float" office:value="45550" calcext:value-type="float">
            <text:p>45550</text:p>
          </table:table-cell>
          <table:table-cell office:value-type="string" calcext:value-type="string">
            <text:p>5,156, 4 мин</text:p>
          </table:table-cell>
          <table:table-cell office:value-type="float" office:value="87793" calcext:value-type="float">
            <text:p>87793</text:p>
          </table:table-cell>
          <table:table-cell office:value-type="string" calcext:value-type="string">
            <text:p>2,5 см, 4 мин</text:p>
          </table:table-cell>
          <table:table-cell office:value-type="float" office:value="97227" calcext:value-type="float">
            <text:p>972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12 см, 3 мин</text:p>
          </table:table-cell>
          <table:table-cell office:value-type="float" office:value="97035" calcext:value-type="float">
            <text:p>97035</text:p>
          </table:table-cell>
          <table:table-cell office:value-type="string" calcext:value-type="string">
            <text:p>6,156, 6 мин</text:p>
          </table:table-cell>
          <table:table-cell office:value-type="float" office:value="83868" calcext:value-type="float">
            <text:p>838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3T20:28:11.208000000</dc:date>
    <meta:editing-duration>PT42M26S</meta:editing-duration>
    <meta:editing-cycles>1</meta:editing-cycles>
    <meta:document-statistic meta:table-count="1" meta:cell-count="63" meta:object-count="0"/>
    <meta:generator>LibreOffice/7.3.2.2$Windows_X86_64 LibreOffice_project/49f2b1bff42cfccbd8f788c8dc32c1c309559be0</meta:generator>
  </office:meta>
</office:document-meta>
</file>